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Sans" svg:font-family="Open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Link" style:data-style-name="N0">
      <style:text-properties fo:color="#467886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style:font-name="OpenSans" style:font-name-asian="OpenSans" style:font-name-complex="OpenSans" fo:font-size="10pt" style:font-size-asian="10pt" style:font-size-complex="10pt"/>
    </style:style>
    <style:style style:name="ce6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7.07319444444444cm"/>
    </style:style>
    <style:style style:name="co2" style:family="table-column">
      <style:table-column-properties fo:break-before="auto" style:column-width="6.06777777777778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7.408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ame<text:s/></text:p>
          </table:table-cell>
          <table:table-cell office:value-type="string" table:style-name="ce1">
            <text:p>Beschreibung</text:p>
          </table:table-cell>
          <table:table-cell office:value-type="string" table:style-name="ce1">
            <text:p>Anzahl<text:s/></text:p>
          </table:table-cell>
          <table:table-cell office:value-type="string" table:style-name="ce1">
            <text:p>Kosten gesamt</text:p>
          </table:table-cell>
          <table:table-cell office:value-type="string" table:style-name="ce1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P32-C3-WROOM-02-N4</text:p>
          </table:table-cell>
          <table:table-cell office:value-type="string" table:style-name="ce1">
            <text:p>MCU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.28 Euro</text:p>
          </table:table-cell>
          <table:table-cell office:value-type="string" table:style-name="ce3">
            <text:p><text:a xlink:href="https://www.digikey.de/de/products/detail/espressif-systems/ESP32-C3-WROOM-02-N4/14553031">https://www.digikey.de/de/products/detail/espressif-systems/ESP32-C3-WROOM-02-N4/1455303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155435-00011LF</text:p>
          </table:table-cell>
          <table:table-cell office:value-type="string" table:style-name="ce4">
            <text:p>USB TYPE C R/A SMT 16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78 Euro</text:p>
          </table:table-cell>
          <table:table-cell office:value-type="string" table:style-name="ce3">
            <text:p><text:a xlink:href="https://www.digikey.de/de/products/detail/amphenol-cs-fci/10155435-00011LF/11602060">https://www.digikey.de/de/products/detail/amphenol-cs-fci/10155435-00011LF/1160206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2102N-A02-GQFN28R</text:p>
          </table:table-cell>
          <table:table-cell office:value-type="string" table:style-name="ce1">
            <text:p>USB to UART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.34 Euro</text:p>
          </table:table-cell>
          <table:table-cell office:value-type="string" table:style-name="ce3">
            <text:p><text:a xlink:href="https://www.digikey.de/de/products/detail/silicon-labs/CP2102N-A02-GQFN28R/9863480">https://www.digikey.de/de/products/detail/silicon-labs/CP2102N-A02-GQFN28R/986348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N3904</text:p>
          </table:table-cell>
          <table:table-cell office:value-type="string" table:style-name="ce1">
            <text:p>TRANS NPN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28 Euro</text:p>
          </table:table-cell>
          <table:table-cell office:value-type="string" table:style-name="ce3">
            <text:p><text:a xlink:href="https://www.digikey.de/de/products/detail/diotec-semiconductor/2N3904/13164701">https://www.digikey.de/de/products/detail/diotec-semiconductor/2N3904/1316470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E680</text:p>
          </table:table-cell>
          <table:table-cell office:value-type="string" table:style-name="ce1">
            <text:p>ENSOR GAS/HUM/PRES/TEMP I2C SP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.65 Euro</text:p>
          </table:table-cell>
          <table:table-cell office:value-type="string" table:style-name="ce3">
            <text:p><text:a xlink:href="https://www.digikey.de/de/products/detail/bosch-sensortec/BME680/7401317">https://www.digikey.de/de/products/detail/bosch-sensortec/BME680/7401317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LN2003A</text:p>
          </table:table-cell>
          <table:table-cell office:value-type="string" table:style-name="ce1">
            <text:p>MOTOR Dr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43 Euro</text:p>
          </table:table-cell>
          <table:table-cell office:value-type="string" table:style-name="ce3">
            <text:p><text:a xlink:href="https://www.digikey.de/de/products/detail/stmicroelectronics/ULN2003A/599603">https://www.digikey.de/de/products/detail/stmicroelectronics/ULN2003A/59960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25910-6</text:p>
          </table:table-cell>
          <table:table-cell office:value-type="string" table:style-name="ce1">
            <text:p>SWITCH TACTI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44 Euro</text:p>
          </table:table-cell>
          <table:table-cell office:value-type="string" table:style-name="ce3">
            <text:p><text:a xlink:href="https://www.digikey.de/de/products/detail/te-connectivity-alcoswitch-switches/1825910-6/1632536">https://www.digikey.de/de/products/detail/te-connectivity-alcoswitch-switches/1825910-6/1632536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5B-XH-A</text:p>
          </table:table-cell>
          <table:table-cell office:value-type="string" table:style-name="ce1">
            <text:p>CONN HEADER VERT 5POS 2.5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7 Euro</text:p>
          </table:table-cell>
          <table:table-cell office:value-type="string" table:style-name="ce3">
            <text:p><text:a xlink:href="https://www.digikey.de/de/products/detail/jst-sales-america-inc/B5B-XH-A/1530483">https://www.digikey.de/de/products/detail/jst-sales-america-inc/B5B-XH-A/153048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S1117-3.3 SOT-223</text:p>
          </table:table-cell>
          <table:table-cell office:value-type="string" table:style-name="ce1">
            <text:p>L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 Euro</text:p>
          </table:table-cell>
          <table:table-cell office:value-type="string" table:style-name="ce3">
            <text:p><text:a xlink:href="https://www.digikey.de/de/products/detail/shenzhen-slkormicro-semicon-co-ltd/AMS1117-3-3-SOT-223/21853079">https://www.digikey.de/de/products/detail/shenzhen-slkormicro-semicon-co-ltd/AMS1117-3-3-SOT-223/21853079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G0402052R542P</text:p>
          </table:table-cell>
          <table:table-cell office:value-type="string" table:style-name="ce1">
            <text:p>TVS Diode (ESD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66 Euro</text:p>
          </table:table-cell>
          <table:table-cell office:value-type="string" table:style-name="ce3">
            <text:p><text:a xlink:href="https://www.digikey.de/de/products/detail/kyocera-avx/GG0402052R542P/6826544">https://www.digikey.de/de/products/detail/kyocera-avx/GG0402052R542P/6826544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ick Chip SH1106<text:s/></text:p>
          </table:table-cell>
          <table:table-cell office:value-type="string" table:style-name="ce5">
            <text:p>OLED-Bildschir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.63 Euro</text:p>
          </table:table-cell>
          <table:table-cell office:value-type="string" table:style-name="ce6">
            <text:p><text:a xlink:href="https://www.aliexpress.com/ssr/300000512/BundleDeals2?spm=a2g0o.productlist.main.4.3893fMPLfMPLaF&amp;productIds=1005006514489341:12000037489532763&amp;pha_manifest=ssr&amp;_immersiveMode=true&amp;disableNav=YES&amp;sourceName=SEARCHProduct&amp;utparam-url=scene%3Asearch%7Cquery_from%3A%7Cx_object_id%3A1005006514489341%7C_p_origin_prod%3A&amp;pvid=bddb4ea1-c9b1-41e2-a4d5-de6199223b9b">https://www.aliexpress.com/ssr/300000512/BundleDeals2?spm=a2g0o.productlist.main.4.3893fMPLfMPLaF&amp;productIds=1005006514489341:12000037489532763&amp;pha_manifest=ssr&amp;_immersiveMode=true&amp;disableNav=YES&amp;sourceName=SEARCHProduct&amp;utparam-url=scene%3Asearch%7Cquery_from%3A%7Cx_object_id%3A1005006514489341%7C_p_origin_prod%3A&amp;pvid=bddb4ea1-c9b1-41e2-a4d5-de6199223b9b</text:a>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Sans" svg:font-family="OpenSans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year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Le, The Anh</meta:initial-creator>
    <dc:creator>Le, The Anh</dc:creator>
    <meta:creation-date>2025-12-14T21:52:31Z</meta:creation-date>
    <dc:date>2026-01-13T20:40:20Z</dc:date>
    <meta:editing-duration>PT0S</meta:editing-duration>
  </office:meta>
</office:document-meta>
</file>